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yriad Pro" svg:font-family="'Myriad Pro', 'Myriad Pro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6.02cm"/>
    </style:style>
    <style:style style:name="co4" style:family="table-column">
      <style:table-column-properties fo:break-before="auto" style:column-width="7.525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3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3"/>
    <style:style style:name="T1" style:family="text">
      <style:text-properties style:font-name="F" fo:font-size="12pt" style:font-size-asian="12pt" style:font-size-complex="6.80000019073486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/>
          <table:table-cell table:style-name="Default" office:value-type="string">
            <text:p>Digikey part Number</text:p>
          </table:table-cell>
          <table:table-cell table:style-name="Default" office:value-type="string">
            <text:p>Manufacturer part number</text:p>
          </table:table-cell>
          <table:table-cell table:style-name="Default" office:value-type="string">
            <text:p>Desc</text:p>
          </table:table-cell>
          <table:table-cell table:style-name="Default" office:value-type="string">
            <text:p>Price</text:p>
          </table:table-cell>
          <table:table-cell office:value-type="string">
            <text:p>Package</text:p>
          </table:table-cell>
        </table:table-row>
        <table:table-row table:style-name="ro2">
          <table:table-cell office:value-type="string">
            <text:p>L1</text:p>
          </table:table-cell>
          <table:table-cell office:value-type="string">
            <text:p><text:span text:style-name="T1"><text:a xlink:href="file:///product-detail/en/johanson-technology-inc/L-14C22NJV4T/712-1438-1-ND/1914888">712-1438-1-ND</text:a></text:span><text:span text:style-name="T1"> </text:span></text:p>
          </table:table-cell>
          <table:table-cell office:value-type="string">
            <text:p><text:span text:style-name="T1"><text:a xlink:href="file:///product-detail/en/johanson-technology-inc/L-14C22NJV4T/712-1438-1-ND/1914888">L-14C22NJV4T</text:a></text:span></text:p>
          </table:table-cell>
          <table:table-cell office:value-type="string">
            <text:p>FIXED IND 22NH 300MA 550 MOHM </text:p>
          </table:table-cell>
          <table:table-cell office:value-type="currency" office:currency="EUR" office:value="0.08">
            <text:p>0,08 €</text:p>
          </table:table-cell>
          <table:table-cell table:style-name="ce1" office:value-type="string">
            <text:p>0603 (1608 Metric) </text:p>
          </table:table-cell>
        </table:table-row>
        <table:table-row table:style-name="ro2">
          <table:table-cell office:value-type="string">
            <text:p>L2</text:p>
          </table:table-cell>
          <table:table-cell office:value-type="string">
            <text:p><text:span text:style-name="T1"><text:a xlink:href="file:///product-detail/en/johanson-technology-inc/L-14C15NJV4T/712-1436-1-ND/1914886">712-1436-1-ND</text:a></text:span><text:span text:style-name="T1"> </text:span></text:p>
          </table:table-cell>
          <table:table-cell office:value-type="string">
            <text:p><text:span text:style-name="T1"><text:a xlink:href="file:///product-detail/en/johanson-technology-inc/L-14C15NJV4T/712-1436-1-ND/1914886">L-14C15NJV4T</text:a></text:span><text:span text:style-name="T1"> </text:span></text:p>
          </table:table-cell>
          <table:table-cell office:value-type="string">
            <text:p>FIXED IND 15NH 300MA 450 MOHM </text:p>
          </table:table-cell>
          <table:table-cell office:value-type="currency" office:currency="EUR" office:value="0.08">
            <text:p>0,08 €</text:p>
          </table:table-cell>
          <table:table-cell table:style-name="ce1" office:value-type="string">
            <text:p>0603 (1608 Metric) </text:p>
          </table:table-cell>
        </table:table-row>
        <table:table-row table:style-name="ro2">
          <table:table-cell office:value-type="string">
            <text:p>J1</text:p>
          </table:table-cell>
          <table:table-cell office:value-type="string">
            <text:p><text:span text:style-name="T1"><text:a xlink:href="file:///product-detail/en/molex-llc/0733910060/WM5543-ND/1465165">WM5543-ND</text:a></text:span><text:span text:style-name="T1"> </text:span></text:p>
          </table:table-cell>
          <table:table-cell office:value-type="string">
            <text:p><text:span text:style-name="T1"><text:a xlink:href="file:///product-detail/en/molex-llc/0733910060/WM5543-ND/1465165">0733910060</text:a></text:span><text:span text:style-name="T1"> </text:span></text:p>
          </table:table-cell>
          <table:table-cell office:value-type="string">
            <text:p>CONN SMA RCPT STR 50 OHM PCB</text:p>
          </table:table-cell>
          <table:table-cell office:value-type="currency" office:currency="EUR" office:value="2.54">
            <text:p>2,54 €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<text:span text:style-name="T1"><text:a xlink:href="file:///product-detail/en/molex-llc/0733910060/WM5543-ND/1465165">WM5543-ND</text:a></text:span><text:span text:style-name="T1"> </text:span></text:p>
          </table:table-cell>
          <table:table-cell office:value-type="string">
            <text:p><text:span text:style-name="T1"><text:a xlink:href="file:///product-detail/en/molex-llc/0733910060/WM5543-ND/1465165">0733910060</text:a></text:span><text:span text:style-name="T1"> </text:span></text:p>
          </table:table-cell>
          <table:table-cell office:value-type="string">
            <text:p>CONN SMA RCPT STR 50 OHM PCB</text:p>
          </table:table-cell>
          <table:table-cell office:value-type="currency" office:currency="EUR" office:value="2.54">
            <text:p>2,54 €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<text:span text:style-name="T1"><text:a xlink:href="file:///product-detail/en/rohm-semiconductor/MCR03ERTJ2R2/RHM2.2CGCT-ND/4084392">RHM2.2CGCT-ND</text:a></text:span><text:span text:style-name="T1"> </text:span></text:p>
          </table:table-cell>
          <table:table-cell office:value-type="string">
            <text:p><text:span text:style-name="T1"><text:a xlink:href="file:///product-detail/en/rohm-semiconductor/MCR03ERTJ2R2/RHM2.2CGCT-ND/4084392">MCR03ERTJ2R2</text:a></text:span><text:span text:style-name="T1"> </text:span></text:p>
          </table:table-cell>
          <table:table-cell office:value-type="string">
            <text:p>RES SMD 2.2 OHM 5% 1/10W 0603 </text:p>
          </table:table-cell>
          <table:table-cell office:value-type="currency" office:currency="EUR" office:value="0.08">
            <text:p>0,08 €</text:p>
          </table:table-cell>
          <table:table-cell table:style-name="ce1" office:value-type="string">
            <text:p>0603 (1608 Metric) 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string">
            <text:p><text:span text:style-name="T1"><text:a xlink:href="file:///product-detail/en/rohm-semiconductor/MCR03ERTJ2R2/RHM2.2CGCT-ND/4084392">RHM2.2CGCT-ND</text:a></text:span><text:span text:style-name="T1"> </text:span></text:p>
          </table:table-cell>
          <table:table-cell office:value-type="string">
            <text:p><text:span text:style-name="T1"><text:a xlink:href="file:///product-detail/en/rohm-semiconductor/MCR03ERTJ2R2/RHM2.2CGCT-ND/4084392">MCR03ERTJ2R2</text:a></text:span><text:span text:style-name="T1"> </text:span></text:p>
          </table:table-cell>
          <table:table-cell office:value-type="string">
            <text:p>RES SMD 2.2 OHM 5% 1/10W 0603 </text:p>
          </table:table-cell>
          <table:table-cell office:value-type="currency" office:currency="EUR" office:value="0.08">
            <text:p>0,08 €</text:p>
          </table:table-cell>
          <table:table-cell table:style-name="ce1" office:value-type="string">
            <text:p>0603 (1608 Metric) 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<text:span text:style-name="T1"><text:a xlink:href="file:///product-detail/en/yageo/CC0603CRNPO9BN5R6/311-1741-1-ND/5195643">311-1741-1-ND</text:a></text:span><text:span text:style-name="T1"> </text:span></text:p>
          </table:table-cell>
          <table:table-cell office:value-type="string">
            <text:p><text:span text:style-name="T1"><text:a xlink:href="file:///product-detail/en/yageo/CC0603CRNPO9BN5R6/311-1741-1-ND/5195643">CC0603CRNPO9BN5R6</text:a></text:span><text:span text:style-name="T1"> </text:span></text:p>
          </table:table-cell>
          <table:table-cell office:value-type="string">
            <text:p>CAP CER 5.6PF 50V C0G/NPO 0603 </text:p>
          </table:table-cell>
          <table:table-cell office:value-type="currency" office:currency="EUR" office:value="0.08">
            <text:p>0,08 €</text:p>
          </table:table-cell>
          <table:table-cell table:style-name="ce1" office:value-type="string">
            <text:p>0603 (1608 Metric) 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string">
            <text:p><text:span text:style-name="T1"><text:a xlink:href="file:///product-detail/en/yageo/CC0603CRNPO9BN4R7/311-1740-1-ND/5195642">311-1740-1-ND</text:a></text:span><text:span text:style-name="T1"> </text:span></text:p>
          </table:table-cell>
          <table:table-cell office:value-type="string">
            <text:p><text:span text:style-name="T1"><text:a xlink:href="file:///product-detail/en/yageo/CC0603CRNPO9BN4R7/311-1740-1-ND/5195642">CC0603CRNPO9BN4R7</text:a></text:span></text:p>
          </table:table-cell>
          <table:table-cell office:value-type="string">
            <text:p>CAP CER 4.7PF 50V C0G/NPO 0603 </text:p>
          </table:table-cell>
          <table:table-cell office:value-type="currency" office:currency="EUR" office:value="0.08">
            <text:p>0,08 €</text:p>
          </table:table-cell>
          <table:table-cell table:style-name="ce1" office:value-type="string">
            <text:p>0603 (1608 Metric) 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string">
            <text:p><text:span text:style-name="T1"><text:a xlink:href="file:///product-detail/en/yageo/CX0603MRX7R0BB102/311-1259-1-ND/1645003">311-1259-1-ND</text:a></text:span><text:span text:style-name="T1"> </text:span></text:p>
          </table:table-cell>
          <table:table-cell office:value-type="string">
            <text:p><text:span text:style-name="T1"><text:a xlink:href="file:///product-detail/en/yageo/CX0603MRX7R0BB102/311-1259-1-ND/1645003">CX0603MRX7R0BB102</text:a></text:span><text:span text:style-name="T1"> </text:span></text:p>
          </table:table-cell>
          <table:table-cell office:value-type="string">
            <text:p>CAP CER 1000PF 100V X7R 0603 </text:p>
          </table:table-cell>
          <table:table-cell office:value-type="currency" office:currency="EUR" office:value="0.32">
            <text:p>0,32 €</text:p>
          </table:table-cell>
          <table:table-cell table:style-name="ce1" office:value-type="string">
            <text:p>0603 (1608 Metric) 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<text:span text:style-name="T1"><text:a xlink:href="file:///product-detail/en/broadcom-limited/MGA-53543-TR1G/516-1826-1-ND/1966532">516-1826-1-ND</text:a></text:span><text:span text:style-name="T1"> </text:span></text:p>
          </table:table-cell>
          <table:table-cell office:value-type="string">
            <text:p><text:span text:style-name="T1"><text:a xlink:href="file:///product-detail/en/broadcom-limited/MGA-53543-TR1G/516-1826-1-ND/1966532">MGA-53543-TR1G</text:a></text:span><text:span text:style-name="T1"> </text:span></text:p>
          </table:table-cell>
          <table:table-cell office:value-type="string">
            <text:p>IC AMP RFIC 1.9GHZ SOT-343</text:p>
          </table:table-cell>
          <table:table-cell office:value-type="currency" office:currency="EUR" office:value="3.31">
            <text:p>3,31 €</text:p>
          </table:table-cell>
          <table:table-cell table:style-name="ce1" office:value-type="string">
            <text:p>SC-82A, SOT-343 </text:p>
          </table:table-cell>
        </table:table-row>
        <table:table-row table:style-name="ro2" table:number-rows-repeated="7">
          <table:table-cell/>
          <table:table-cell table:style-name="Default" table:number-columns-repeated="3"/>
          <table:table-cell table:style-name="ce3"/>
          <table:table-cell/>
        </table:table-row>
        <table:table-row table:style-name="ro2">
          <table:table-cell/>
          <table:table-cell table:style-name="Default" table:number-columns-repeated="3"/>
          <table:table-cell table:style-name="ce3"/>
          <table:table-cell/>
        </table:table-row>
      </table:table>
      <table:table table:name="Hoja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yriad Pro" svg:font-family="'Myriad Pro', 'Myriad Pro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12/08/2017</text:date>, <text:time>13:44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J. Garrido</meta:initial-creator>
    <meta:creation-date>2017-08-12T12:46:24.39</meta:creation-date>
    <dc:date>2017-08-12T13:44:22.56</dc:date>
    <dc:creator>Juan J. Garrido</dc:creator>
    <meta:editing-duration>PT57M54S</meta:editing-duration>
    <meta:editing-cycles>9</meta:editing-cycles>
    <meta:generator>OpenOffice/4.1.3$Win32 OpenOffice.org_project/413m1$Build-9783</meta:generator>
    <meta:document-statistic meta:table-count="3" meta:cell-count="63" meta:object-count="0"/>
  </office:meta>
</office:document-meta>
</file>